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u</mi>
                      <mo stretchy="false">˙</mo>
                    </mover>
                    <mo stretchy="false">+</mo>
                    <mi mathvariant="italic">qw</mi>
                    <mo stretchy="false">−</mo>
                    <mi mathvariant="italic">rv</mi>
                  </mrow>
                </mrow>
                <mo fence="true" form="postfix" stretchy="false">)</mo>
              </mrow>
              <mo stretchy="false">=</mo>
              <mrow>
                <mo stretchy="false">∑</mo>
                <mi>X</mi>
              </mrow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v</mi>
                      <mo stretchy="false">˙</mo>
                    </mover>
                    <mo stretchy="false">+</mo>
                    <mi mathvariant="italic">ur</mi>
                    <mo stretchy="false">−</mo>
                    <mi mathvariant="italic">pw</mi>
                  </mrow>
                </mrow>
                <mo fence="true" form="postfix" stretchy="false">)</mo>
              </mrow>
              <mo stretchy="false">=</mo>
              <mrow>
                <mo stretchy="false">∑</mo>
                <mi>Y</mi>
              </mrow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row>
                    <mover accent="true">
                      <mi>w</mi>
                      <mo stretchy="false">˙</mo>
                    </mover>
                    <mo stretchy="false">+</mo>
                    <mi mathvariant="italic">pv</mi>
                    <mo stretchy="false">−</mo>
                    <mi mathvariant="italic">qu</mi>
                  </mrow>
                </mrow>
                <mo fence="true" form="postfix" stretchy="false">)</mo>
              </mrow>
              <mo stretchy="false">=</mo>
              <mrow>
                <mo stretchy="false">∑</mo>
                <mi>Z</mi>
              </mrow>
            </mrow>
          </mrow>
        </mtd>
      </mtr>
      <mtr>
        <mtd>
          <mrow/>
        </mtd>
      </mtr>
      <mtr>
        <mtd>
          <mrow>
            <mover accent="true">
              <mi>p</mi>
              <mo stretchy="false">˙</mo>
            </mover>
            <mrow>
              <msub>
                <mi>I</mi>
                <mi mathvariant="italic">xx</mi>
              </msub>
              <mo stretchy="false">−</mo>
              <mover accent="true">
                <mi>q</mi>
                <mo stretchy="false">˙</mo>
              </mover>
            </mrow>
            <mrow>
              <msub>
                <mi>I</mi>
                <mi mathvariant="italic">xy</mi>
              </msub>
              <mo stretchy="false">−</mo>
              <mover accent="true">
                <mi>r</mi>
                <mo stretchy="false">˙</mo>
              </mover>
            </mrow>
            <mrow>
              <msub>
                <mi>I</mi>
                <mi mathvariant="italic">zx</mi>
              </msub>
              <mo stretchy="false">+</mo>
              <msub>
                <mi mathvariant="italic">prI</mi>
                <mi mathvariant="italic">xy</mi>
              </msub>
              <mo stretchy="false">+</mo>
              <mrow>
                <mo fence="true" form="prefix" stretchy="false">(</mo>
                <mrow>
                  <mrow>
                    <msup>
                      <mi>r</mi>
                      <mn>2</mn>
                    </msup>
                    <mo stretchy="false">−</mo>
                    <msup>
                      <mi>q</mi>
                      <mn>2</mn>
                    </msup>
                  </mrow>
                </mrow>
                <mo fence="true" form="postfix" stretchy="false">)</mo>
              </mrow>
            </mrow>
            <mrow>
              <msub>
                <mi>I</mi>
                <mi mathvariant="italic">yz</mi>
              </msub>
              <mo stretchy="false">−</mo>
              <msub>
                <mi mathvariant="italic">pqI</mi>
                <mi mathvariant="italic">zx</mi>
              </msub>
              <mo stretchy="false">+</mo>
              <mrow>
                <mo fence="true" form="prefix" stretchy="false">(</mo>
                <mrow>
                  <mrow>
                    <msub>
                      <mi>I</mi>
                      <mi mathvariant="italic">zz</mi>
                    </msub>
                    <mo stretchy="false">−</mo>
                    <msub>
                      <mi>I</mi>
                      <mi mathvariant="italic">yy</mi>
                    </msub>
                  </mrow>
                </mrow>
                <mo fence="true" form="postfix" stretchy="false">)</mo>
              </mrow>
            </mrow>
            <mrow>
              <mi mathvariant="italic">rq</mi>
              <mo stretchy="false">=</mo>
              <mrow>
                <mo stretchy="false">∑</mo>
                <mi>L</mi>
              </mrow>
            </mrow>
          </mrow>
        </mtd>
      </mtr>
    </mtable>
    <annotation encoding="StarMath 5.0">{ m} ( dot u +qw -rv ) = sum X   newline
{ m} ( dot v +ur -pw ) = sum Y   newline
{ m} ( dot w +pv -qu ) = sum Z   newline
newline
dot p I_{xx}  - dot q I_{xy} -dot r I_{zx} + prI_{xy} + (r^{2} - q^{2}) I_{yz} - pqI_{zx} + (I_{zz}-I_{yy})rq = sum L  newline  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19:18:37.999000000</meta:creation-date>
    <meta:generator>LibreOffice/7.1.4.2$Windows_X86_64 LibreOffice_project/a529a4fab45b75fefc5b6226684193eb000654f6</meta:generator>
    <dc:date>2022-01-23T19:51:57.123000000</dc:date>
    <meta:editing-duration>PT33M17S</meta:editing-duration>
    <meta:editing-cycles>11</meta:editing-cycles>
  </office:meta>
</office:document-meta>
</file>